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0847in" table:align="left"/>
    </style:style>
    <style:style style:name="Table1.A" style:family="table-column">
      <style:table-column-properties style:column-width="2.5632in"/>
    </style:style>
    <style:style style:name="Table1.B" style:family="table-column">
      <style:table-column-properties style:column-width="3.5215in"/>
    </style:style>
    <style:style style:name="Table1.A1" style:family="table-cell">
      <style:table-cell-properties style:vertical-align="middle" fo:padding="0.0194in" fo:border="none"/>
    </style:style>
    <style:style style:name="Table1.5" style:family="table-row">
      <style:table-row-properties style:min-row-height="2.016in"/>
    </style:style>
    <style:style style:name="P1" style:family="paragraph" style:parent-style-name="Heading_20_4">
      <style:text-properties fo:font-weight="bold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able_20_Contents">
      <style:text-properties fo:font-weight="bold"/>
    </style:style>
    <style:style style:name="P9" style:family="paragraph" style:parent-style-name="Table_20_Contents">
      <style:paragraph-properties fo:margin-top="0in" fo:margin-bottom="0.1965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T1" style:family="text">
      <style:text-properties fo:font-weight="bold"/>
    </style:style>
    <style:style style:name="T2" style:family="text">
      <style:text-properties officeooo:rsid="000db8d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1. DESCRIPCIÓ DEL PROJECTE</text:h>
      <text:p text:style-name="Text_20_body"><text:span text:style-name="T1">a. Nom del Projecte:</text:span> Gato Amigo</text:p>
      <text:p text:style-name="P2">b. Justificació i Objectiu:</text:p>
      <text:list text:style-name="L1">
        <text:list-item>
          <text:p text:style-name="P3"><text:span text:style-name="T1">Justificació:</text:span> Urban pet owners often face anxiety when traveling, as traditional kennels can be stressful environments for cats. "Gato Amigo" fills a market gap by offering a personalized, cage-free boarding service that mimics a home environment.</text:p>
        </text:list-item>
        <text:list-item>
          <text:p text:style-name="P3"><text:span text:style-name="T1">Objectiu:</text:span> To design a complete brand identity and deploy a functional, static web platform on a private Linux infrastructure, demonstrating full-stack competencies from design to system administration.</text:p>
        </text:list-item>
      </text:list>
      <text:p text:style-name="Text_20_body"><text:span text:style-name="T1">c. Descripció detallada / funcionalitats:</text:span> The platform serves as a client portal with the following sections:</text:p>
      <text:list text:style-name="L2">
        <text:list-item>
          <text:p text:style-name="P4"><text:span text:style-name="T1">Home:</text:span> Brand introduction and value proposition.</text:p>
        </text:list-item>
        <text:list-item>
          <text:p text:style-name="P4"><text:span text:style-name="T1">Accommodations:</text:span> Photo gallery of the cage-free suites.</text:p>
        </text:list-item>
        <text:list-item>
          <text:p text:style-name="P4"><text:span text:style-name="T1">Services &amp; Pricing:</text:span> Clear table of daily rates and add-ons.</text:p>
        </text:list-item>
        <text:list-item>
          <text:p text:style-name="P4"><text:span text:style-name="T1">Contact:</text:span> <text:span text:style-name="T2">A</text:span> booking inquiry form.</text:p>
        </text:list-item>
      </text:list>
      <text:p text:style-name="P2">d. Destinataris / públic objectiu:</text:p>
      <text:list text:style-name="L3">
        <text:list-item>
          <text:p text:style-name="P5">Frequent travelers (Business/Leisure).</text:p>
        </text:list-item>
        <text:list-item>
          <text:p text:style-name="P5">Expats living locally who visit family abroad.</text:p>
        </text:list-item>
        <text:list-item>
          <text:p text:style-name="P5">Cat owners renovating their homes requiring temporary pet housing.</text:p>
        </text:list-item>
      </text:list>
      <text:p text:style-name="P2">e. Stack Tecnològic:</text:p>
      <text:list text:style-name="L4">
        <text:list-item>
          <text:p text:style-name="P6"><text:span text:style-name="T1">Design:</text:span> Inkscape (Vector Graphics), Figma (Prototyping).</text:p>
        </text:list-item>
        <text:list-item>
          <text:p text:style-name="P6"><text:span text:style-name="T1">Development:</text:span> HTML5, CSS3, VS Code.</text:p>
        </text:list-item>
        <text:list-item>
          <text:p text:style-name="P6"><text:span text:style-name="T1">Systems:</text:span> Ubuntu 22.04 LTS, Apache2 Web Server, VirtualBox (Bridged Networking), FTP (vsftpd).</text:p>
        </text:list-item>
      </text:list>
      <text:p text:style-name="Horizontal_20_Line"/>
      <text:h text:style-name="P1" text:outline-level="4">2. CREACIÓ D'UN LOGO</text:h>
      <text:p text:style-name="P2">a. Conceptes a tindre en compte:</text:p>
      <text:list text:style-name="L5">
        <text:list-item>
          <text:p text:style-name="P7"><text:span text:style-name="T1">Psychology:</text:span> We utilized <text:span text:style-name="T1">Orange</text:span> (<text:span text:style-name="Source_20_Text">#E87E04</text:span>) to evoke warmth, energy, and friendship, combined with <text:span text:style-name="T1">Dark Grey</text:span> (<text:span text:style-name="Source_20_Text">#2C3E50</text:span>) for professional reliability.</text:p>
        </text:list-item>
        <text:list-item>
          <text:p text:style-name="P7"><text:span text:style-name="T1">Geometry:</text:span> The logo uses simple geometric primitives (circles and triangles) to create a "Flat Design" aesthetic, ensuring scalability across devices.</text:p>
        </text:list-item>
      </text:list>
      <text:p text:style-name="Text_20_body"><text:span text:style-name="T1">b. Versions del Logo:</text:span> </text:p>
      <text:p text:style-name="Text_20_body"><text:soft-page-break/></text:p>
      <text:p text:style-name="Horizontal_20_Line"/>
      <text:h text:style-name="P1" text:outline-level="4">3. ANÀLISI ESTRATÈGIC</text:h>
      <text:p text:style-name="P2">a. Anàlisi DAFO (SWOT)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8">Internal Factors</text:p>
            </table:table-cell>
            <table:table-cell table:style-name="Table1.A1" office:value-type="string">
              <text:p text:style-name="P8">External Factors</text:p>
            </table:table-cell>
          </table:table-row>
        </table:table-header-rows>
        <table:table-row>
          <table:table-cell table:style-name="Table1.A1" office:value-type="string">
            <text:p text:style-name="P8">DEBILITATS (Weaknesses)</text:p>
          </table:table-cell>
          <table:table-cell table:style-name="Table1.A1" office:value-type="string">
            <text:p text:style-name="P8">AMENACES (Threats)</text:p>
          </table:table-cell>
        </table:table-row>
        <table:table-row>
          <table:table-cell table:style-name="Table1.A1" office:value-type="string">
            <text:p text:style-name="P9">1. Limited capacity (max 5 cats).</text:p>
            <text:p text:style-name="P9"/>
            <text:p text:style-name="P9">2. New brand with zero SEO history.</text:p>
            <text:p text:style-name="P9"/>
            <text:p text:style-name="P9">3. Dependent on a single location.</text:p>
          </table:table-cell>
          <table:table-cell table:style-name="Table1.A1" office:value-type="string">
            <text:p text:style-name="P9">1. Economic inflation reducing travel budgets.</text:p>
            <text:p text:style-name="P9"/>
            <text:p text:style-name="P9">2. Established veterinary clinics offering boarding.</text:p>
            <text:p text:style-name="P9"/>
            <text:p text:style-name="P9">3. Rise of "pet-friendly" hotels.</text:p>
          </table:table-cell>
        </table:table-row>
        <table:table-row>
          <table:table-cell table:style-name="Table1.A1" office:value-type="string">
            <text:p text:style-name="P8">FORTALESES (Strengths)</text:p>
          </table:table-cell>
          <table:table-cell table:style-name="Table1.A1" office:value-type="string">
            <text:p text:style-name="P8">OPORTUNITATS (Opportunities)</text:p>
          </table:table-cell>
        </table:table-row>
        <table:table-row table:style-name="Table1.5">
          <table:table-cell table:style-name="Table1.A1" office:value-type="string">
            <text:p text:style-name="P9">1. Cage-free "Home" experience.</text:p>
            <text:p text:style-name="P9"/>
            <text:p text:style-name="P9">2. Lower prices due to low overhead.</text:p>
            <text:p text:style-name="P9"/>
            <text:p text:style-name="P9">3. Personalized daily photo updates.</text:p>
          </table:table-cell>
          <table:table-cell table:style-name="Table1.A1" office:value-type="string">
            <text:p text:style-name="P9">1. Increasing trend of "Pet Humanization".</text:p>
            <text:p text:style-name="P9"/>
            <text:p text:style-name="P9">2. Niche marketing to Digital Nomads.</text:p>
            <text:p text:style-name="P9"/>
            <text:p text:style-name="P9">3. Local partnerships with travel agents.</text:p>
          </table:table-cell>
        </table:table-row>
      </table:table>
      <text:p text:style-name="Standard"/>
      <text:p text:style-name="P2">b. Estratègies CAME</text:p>
      <text:list text:style-name="L6">
        <text:list-item>
          <text:p text:style-name="P10"><text:span text:style-name="T1">Correct:</text:span> Implement a "Waitlist System" to manage limited capacity.</text:p>
        </text:list-item>
        <text:list-item>
          <text:p text:style-name="P10"><text:span text:style-name="T1">Adapt:</text:span> Focus marketing on "Long-term stays" to counter inflation effects.</text:p>
        </text:list-item>
        <text:list-item>
          <text:p text:style-name="P10"><text:span text:style-name="T1">Maintain:</text:span> Keep overheads low by avoiding commercial real estate rentals.</text:p>
        </text:list-item>
        <text:list-item>
          <text:p text:style-name="P10"><text:span text:style-name="T1">Explore:</text:span> Launch a blog about "Traveling with Cats" to capture organic traffic.</text:p>
        </text:list-item>
      </text:list>
      <text:p text:style-name="Horizontal_20_Line"/>
      <text:h text:style-name="Heading_20_4" text:outline-level="4"><text:span text:style-name="T1">4. PROTOTIPATGE WEB - MOCKUP</text:span></text:h>
      <text:list text:style-name="L7">
        <text:list-item>
          <text:p text:style-name="P11"><text:span text:style-name="T1">a. Sketch (Boceto):</text:span> </text:p>
        </text:list-item>
        <text:list-item>
          <text:p text:style-name="P11"><text:span text:style-name="T1">b. Wireframe:</text:span> </text:p>
        </text:list-item>
        <text:list-item>
          <text:p text:style-name="P11"><text:span text:style-name="T1">c. Mockup:</text:span> </text:p>
        </text:list-item>
      </text:list>
      <text:p text:style-name="Horizontal_20_Line"><text:soft-page-break/></text:p>
      <text:h text:style-name="P1" text:outline-level="4">5. INFRAESTRUCTURA TECNOLÒGICA</text:h>
      <text:p text:style-name="P2">a. Elecció d'un DOMINI:</text:p>
      <text:list text:style-name="L8">
        <text:list-item>
          <text:p text:style-name="P12"><text:span text:style-name="T1">Domain:</text:span> <text:span text:style-name="Source_20_Text">www.gatoamigo.local</text:span></text:p>
        </text:list-item>
        <text:list-item>
          <text:p text:style-name="P12"><text:span text:style-name="T1">Justification:</text:span> Since this is a local deployment, we simulate a Top Level Domain (TLD) using the <text:span text:style-name="Source_20_Text">/etc/hosts</text:span> file to map the local IP to a memorable name.</text:p>
        </text:list-item>
      </text:list>
      <text:p text:style-name="P2">b. Crear la infraestructura en local:</text:p>
      <text:list text:style-name="L9">
        <text:list-item>
          <text:p text:style-name="P13"><text:span text:style-name="T1">Hypervisor:</text:span> VirtualBox.</text:p>
        </text:list-item>
        <text:list-item>
          <text:p text:style-name="P13"><text:span text:style-name="T1">Network Mode:</text:span> Bridged Adapter (Allows the VM to appear as a distinct device on the physical LAN).</text:p>
        </text:list-item>
        <text:list-item>
          <text:p text:style-name="P13"><text:span text:style-name="T1">OS:</text:span> Ubuntu Server 22.04.</text:p>
        </text:list-item>
      </text:list>
      <text:p text:style-name="P2">c. Configuració de IP Fixa (Netplan)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19:53:39.714050500</meta:creation-date>
    <dc:date>2025-11-26T20:02:22.324269300</dc:date>
    <meta:editing-duration>PT8M44S</meta:editing-duration>
    <meta:editing-cycles>1</meta:editing-cycles>
    <meta:document-statistic meta:table-count="1" meta:image-count="0" meta:object-count="0" meta:page-count="3" meta:paragraph-count="61" meta:word-count="466" meta:character-count="3067" meta:non-whitespace-character-count="2684"/>
    <meta:generator>LibreOffice/25.8.2.2$Windows_X86_64 LibreOffice_project/d401f2107ccab8f924a8e2df40f573aab7605b6f</meta:generator>
  </office:meta>
</office:document-meta>
</file>